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 draw:shadow="visible" draw:shadow-offset-x="0.203cm" draw:shadow-offset-y="0.203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solid" draw:fill-color="#ffffff" draw:textarea-vertical-align="middle" draw:auto-grow-height="true" draw:auto-grow-width="false" fo:max-height="0cm" fo:min-height="2.605cm" fo:padding-top="0.201cm" fo:padding-bottom="0.201cm" fo:padding-left="0.326cm" fo:padding-right="0.326cm" draw:shadow="visible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1.822cm" fo:padding-top="0.176cm" fo:padding-bottom="0.176cm" fo:padding-left="0.301cm" fo:padding-right="0.301cm" draw:shadow="visible" draw:shadow-offset-x="0.203cm" draw:shadow-offset-y="0.203cm"/>
    </style:style>
    <style:style style:name="gr4" style:family="graphic" style:parent-style-name="standard">
      <style:graphic-properties draw:stroke="solid" svg:stroke-width="0.152cm" svg:stroke-color="#000000" draw:marker-start-width="0.659cm" draw:marker-end-width="0.659cm" draw:fill="none" draw:fill-color="#ffffff" draw:textarea-vertical-align="middle" draw:auto-grow-height="true" draw:auto-grow-width="false" fo:max-height="0cm" fo:min-height="3.754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152cm" svg:stroke-color="#000000" draw:marker-start-width="0.66cm" draw:marker-end-width="0.66cm" draw:fill="none" draw:fill-color="#ffffff" draw:textarea-vertical-align="middle" draw:auto-grow-height="true" draw:auto-grow-width="false" fo:max-height="0cm" fo:min-height="8.111cm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6.967cm" fo:padding-top="0.176cm" fo:padding-bottom="0.176cm" fo:padding-left="0.301cm" fo:padding-right="0.301cm" draw:shadow="visible" draw:shadow-offset-x="0.203cm" draw:shadow-offset-y="0.203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5.383cm" fo:padding-top="0.176cm" fo:padding-bottom="0.176cm" fo:padding-left="0.301cm" fo:padding-right="0.301cm" draw:shadow="visible" draw:shadow-offset-x="0.203cm" draw:shadow-offset-y="0.203cm"/>
    </style:style>
    <style:style style:name="gr9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548cm" fo:padding-top="0.125cm" fo:padding-bottom="0.125cm" fo:padding-left="0.25cm" fo:padding-right="0.25cm" draw:shadow="visible" draw:shadow-offset-x="0.102cm" draw:shadow-offset-y="0.10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479cm" fo:padding-top="0.125cm" fo:padding-bottom="0.125cm" fo:padding-left="0.25cm" fo:padding-right="0.25cm" draw:shadow="visible" draw:shadow-offset-x="0.102cm" draw:shadow-offset-y="0.102cm"/>
    </style:style>
    <style:style style:name="gr13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2.377cm" fo:padding-top="0.176cm" fo:padding-bottom="0.176cm" fo:padding-left="0.301cm" fo:padding-right="0.301cm" draw:shadow="visible" draw:shadow-offset-x="0.203cm" draw:shadow-offset-y="0.203cm" draw:shadow-opacity="10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 draw:opacity="100%"/>
      <style:text-properties fo:color="#b2b2b2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ymbola2" style:font-name-asian="Symbola2" style:font-name-complex="Symbola2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2b2b2"/>
    </style:style>
    <style:style style:name="T9" style:family="text">
      <style:text-properties fo:color="#b2b2b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146cm" svg:height="14.231cm" svg:x="1.094cm" svg:y="4.6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526cm" svg:height="3.007cm" svg:x="6.172cm" svg:y="1.053cm">
          <draw:text-box>
            <text:p text:style-name="P2"><text:span text:style-name="T1">Telescope control for DURANTA (TB22)</text:span></text:p>
            <text:p text:style-name="P2"><text:span text:style-name="T2">Local network 192.168.22.x</text:span></text:p>
          </draw:text-box>
        </draw:frame>
        <draw:frame draw:style-name="gr3" draw:text-style-name="P4" xml:id="id3" draw:id="id3" draw:layer="layout" svg:width="6.448cm" svg:height="2.174cm" svg:x="5.812cm" svg:y="5.096cm">
          <draw:text-box>
            <text:p>Terminal PC</text:p>
            <text:list text:style-name="L2">
              <text:list-item>
                <text:p><text:span text:style-name="T3">fhltb22 (192.168.22.3)</text:span></text:p>
              </text:list-item>
              <text:list-item>
                <text:p><text:span text:style-name="T3">Ubuntu16 (teleuser)</text:span></text:p>
              </text:list-item>
            </text:list>
          </draw:text-box>
        </draw:frame>
        <draw:frame draw:style-name="gr4" draw:text-style-name="P5" draw:layer="layout" svg:width="2.286cm" svg:height="4.156cm" svg:x="23.954cm" svg:y="4.626cm">
          <draw:text-box>
            <text:p text:style-name="P2"><text:span text:style-name="T4">TB</text:span></text:p>
            <text:p text:style-name="P2"><text:span text:style-name="T4">Hut</text:span></text:p>
            <text:p text:style-name="P2"/>
            <text:p text:style-name="P2"><text:span text:style-name="T5">☎</text:span></text:p>
            <text:p text:style-name="P2">-3723</text:p>
          </draw:text-box>
        </draw:frame>
        <draw:frame draw:style-name="gr5" draw:text-style-name="P5" draw:layer="layout" svg:width="2.286cm" svg:height="8.513cm" svg:x="23.954cm" svg:y="10.306cm">
          <draw:text-box>
            <text:p text:style-name="P2"><text:span text:style-name="T4">TB Area</text:span></text:p>
            <text:p text:style-name="P2"><text:span text:style-name="T4"/></text:p>
            <text:p text:style-name="P2"><text:span text:style-name="T5">☎</text:span></text:p>
            <text:p text:style-name="P2">-4222</text:p>
          </draw:text-box>
        </draw:frame>
        <draw:line draw:style-name="gr6" draw:text-style-name="P6" draw:layer="layout" svg:x1="1.094cm" svg:y1="9.46cm" svg:x2="26.24cm" svg:y2="9.46cm">
          <text:p/>
        </draw:line>
        <draw:frame draw:style-name="gr7" draw:text-style-name="P4" xml:id="id2" draw:id="id2" draw:layer="layout" svg:width="6.588cm" svg:height="7.319cm" svg:x="2.048cm" svg:y="11.265cm">
          <draw:text-box>
            <text:p>RunControl PC</text:p>
            <text:list text:style-name="L2">
              <text:list-item>
                <text:p><text:span text:style-name="T3">fhlrcdatura (192.168.22.1)</text:span></text:p>
              </text:list-item>
              <text:list-item>
                <text:p><text:span text:style-name="T3">Ubuntu16 (teleuser)</text:span></text:p>
              </text:list-item>
              <text:list-item>
                <text:p><text:span text:style-name="T3">EUDAQ v1.7 </text:span><text:span text:style-name="T6">(/opt/eudaq17/): </text:span></text:p>
                <text:list>
                  <text:list-item>
                    <text:p><text:span text:style-name="T6">euRun, </text:span></text:p>
                  </text:list-item>
                  <text:list-item>
                    <text:p><text:span text:style-name="T6">LogCollector,</text:span></text:p>
                  </text:list-item>
                  <text:list-item>
                    <text:p><text:span text:style-name="T6">DataCollector,</text:span></text:p>
                  </text:list-item>
                  <text:list-item>
                    <text:p><text:span text:style-name="T6">OnlineMonitor, ...</text:span></text:p>
                  </text:list-item>
                </text:list>
              </text:list-item>
              <text:list-item>
                <text:p><text:span text:style-name="T3">/data1 (int. RAID 1.8TB)</text:span><text:span text:style-name="T3"><text:line-break/></text:span><text:span text:style-name="T3">/data2 (NI raid 5.5TB)</text:span></text:p>
              </text:list-item>
            </text:list>
          </draw:text-box>
        </draw:frame>
        <draw:frame draw:style-name="gr8" draw:text-style-name="P4" xml:id="id5" draw:id="id5" draw:layer="layout" svg:width="6.334cm" svg:height="5.735cm" svg:x="9.398cm" svg:y="11.271cm">
          <draw:text-box>
            <text:p>NI crate</text:p>
            <text:list text:style-name="L2">
              <text:list-item>
                <text:p><text:span text:style-name="T3">fhldatura </text:span><text:span text:style-name="T3"><text:line-break/></text:span><text:span text:style-name="T3">(192.168.22.2)</text:span></text:p>
              </text:list-item>
              <text:list-item>
                <text:p><text:span text:style-name="T3">Win7 (teleuser)</text:span></text:p>
              </text:list-item>
              <text:list-item>
                <text:p><text:span text:style-name="T3">EUDAQ v1.7 </text:span><text:span text:style-name="T6">(C:\opt\eudaq): </text:span></text:p>
                <text:list>
                  <text:list-item>
                    <text:p><text:span text:style-name="T6">NIProducer,</text:span></text:p>
                  </text:list-item>
                  <text:list-item>
                    <text:p><text:span text:style-name="T6">TLUProducer,</text:span></text:p>
                  </text:list-item>
                  <text:list-item>
                    <text:p><text:span text:style-name="T6">PIProducer, ...</text:span></text:p>
                  </text:list-item>
                </text:list>
              </text:list-item>
              <text:list-item>
                <text:p><text:span text:style-name="T3">PI Control Software</text:span></text:p>
              </text:list-item>
            </text:list>
          </draw:text-box>
        </draw:frame>
        <draw:frame draw:style-name="gr9" draw:text-style-name="P7" xml:id="id1" draw:id="id1" draw:layer="layout" svg:width="3.542cm" svg:height="0.798cm" draw:transform="rotate (0.786968959724243) translate (5.542cm 10.19cm)">
          <draw:text-box>
            <text:p text:style-name="P2"><text:span text:style-name="T7">ssh fhlrcdatura</text:span></text:p>
          </draw:text-box>
        </draw:frame>
        <draw:connector draw:style-name="gr10" draw:text-style-name="P6" draw:layer="layout" draw:type="line" svg:x1="5.825cm" svg:y1="10.472cm" svg:x2="5.342cm" svg:y2="11.265cm" draw:start-shape="id1" draw:start-glue-point="3" draw:end-shape="id2" svg:d="M5825 10472l-483 793" svg:viewBox="0 0 484 794">
          <text:p/>
        </draw:connector>
        <draw:connector draw:style-name="gr11" draw:text-style-name="P6" draw:layer="layout" draw:type="line" svg:x1="8.325cm" svg:y1="7.963cm" svg:x2="9.036cm" svg:y2="7.27cm" draw:start-shape="id1" draw:start-glue-point="1" draw:end-shape="id3" draw:end-glue-point="2" svg:d="M8325 7963l711-693" svg:viewBox="0 0 712 694">
          <text:p/>
        </draw:connector>
        <draw:frame draw:style-name="gr12" draw:text-style-name="P7" xml:id="id4" draw:id="id4" draw:layer="layout" svg:width="2.579cm" svg:height="0.729cm" draw:transform="rotate (-0.859225590756808) translate (10.24cm 8.1cm)">
          <draw:text-box>
            <text:p text:style-name="P2"><text:span text:style-name="T7">Remmina</text:span></text:p>
          </draw:text-box>
        </draw:frame>
        <draw:connector draw:style-name="gr10" draw:text-style-name="P6" draw:layer="layout" draw:type="line" svg:x1="11.648cm" svg:y1="10.291cm" svg:x2="12.565cm" svg:y2="11.271cm" draw:start-shape="id4" draw:start-glue-point="1" draw:end-shape="id5" svg:d="M11648 10291l917 980" svg:viewBox="0 0 918 981">
          <text:p/>
        </draw:connector>
        <draw:connector draw:style-name="gr11" draw:text-style-name="P6" draw:layer="layout" draw:type="line" svg:x1="9.964cm" svg:y1="8.338cm" svg:x2="9.036cm" svg:y2="7.27cm" draw:start-shape="id4" draw:start-glue-point="3" draw:end-shape="id3" draw:end-glue-point="2" svg:d="M9964 8338l-928-1068" svg:viewBox="0 0 929 1069">
          <text:p/>
        </draw:connector>
        <draw:frame draw:style-name="gr13" draw:text-style-name="P8" draw:layer="layout" svg:width="5.334cm" svg:height="2.729cm" svg:x="17.78cm" svg:y="11.271cm">
          <draw:text-box>
            <text:p><text:span text:style-name="T8">Users PCs</text:span></text:p>
            <text:list text:style-name="L2">
              <text:list-item>
                <text:p><text:span text:style-name="T9">192.168.22.(&gt;100)</text:span></text:p>
              </text:list-item>
              <text:list-item>
                <text:p><text:span text:style-name="T9">OS ...</text:span></text:p>
              </text:list-item>
              <text:list-item>
                <text:p><text:span text:style-name="T9">EUDAQ: ...</text:span></text:p>
              </text:list-item>
            </text:list>
          </draw:text-box>
        </draw:frame>
        <draw:frame draw:style-name="gr13" draw:text-style-name="P8" draw:layer="layout" svg:width="5.334cm" svg:height="2.729cm" svg:x="17.78cm" svg:y="5.226cm">
          <draw:text-box>
            <text:p><text:span text:style-name="T8">Users PCs</text:span></text:p>
            <text:list text:style-name="L2">
              <text:list-item>
                <text:p><text:span text:style-name="T9">192.168.22.(&gt;100)</text:span></text:p>
              </text:list-item>
              <text:list-item>
                <text:p><text:span text:style-name="T9">OS ...</text:span></text:p>
              </text:list-item>
              <text:list-item>
                <text:p><text:span text:style-name="T9">EUDAQ: ...</text:span></text:p>
              </text:list-item>
            </text:list>
          </draw:text-box>
        </draw:frame>
        <draw:frame draw:style-name="gr14" draw:text-style-name="P9" draw:layer="layout" svg:width="11.94cm" svg:height="0.962cm" svg:x="14.733cm" svg:y="19.304cm">
          <draw:text-box>
            <text:p>February 2018, telescope-coor@desy.de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22:03.958909630</meta:creation-date>
    <dc:date>2018-02-20T18:07:18.896742527</dc:date>
    <meta:editing-duration>PT5H8M17S</meta:editing-duration>
    <meta:editing-cycles>18</meta:editing-cycles>
    <meta:generator>LibreOffice/5.1.6.2$Linux_X86_64 LibreOffice_project/10m0$Build-2</meta:generator>
    <meta:document-statistic meta:object-count="40"/>
  </office:meta>
</office:document-meta>
</file>